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3F0000011099B5FBB1.png"/>
  <manifest:file-entry manifest:media-type="image/png" manifest:full-path="Pictures/10000201000000C600000045DD434F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_2b__2b__25_20Technical_25_20Interview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C_2b__2b__25_20Technical_25_20Interview-subtitle">
      <style:graphic-properties draw:stroke="none" draw:fill="none" draw:fill-color="#ffffff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C_2b__2b__25_20Technical_25_20Interview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draw:auto-grow-height="true" fo:min-height="3.174cm"/>
    </style:style>
    <style:style style:name="pr5" style:family="presentation" style:parent-style-name="Default_20_1-outline1">
      <style:graphic-properties fo:min-height="12.323cm"/>
    </style:style>
    <style:style style:name="pr6" style:family="presentation" style:parent-style-name="Default_20_1-notes">
      <style:graphic-properties draw:fill-color="#ffffff" draw:auto-grow-height="true" fo:min-height="12.572cm"/>
    </style:style>
    <style:style style:name="P1" style:family="paragraph">
      <style:text-properties fo:font-family="'DejaVu Sans'" style:font-family-generic="swiss" style:font-pitch="variable" fo:font-size="40pt" style:font-size-asian="40pt" style:font-size-complex="40pt"/>
    </style:style>
    <style:style style:name="P2" style:family="paragraph">
      <style:paragraph-properties fo:text-align="start" style:font-independent-line-spacing="true"/>
      <style:text-properties fo:font-family="'DejaVu San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 style:punctuation-wrap="hanging"/>
      <style:text-properties fo:font-family="'DejaVu Sans Light'" style:font-family-generic="swiss" style:font-pitch="variable" fo:font-size="26pt" style:font-size-asian="26pt" style:font-size-complex="26pt"/>
    </style:style>
    <style:style style:name="P4" style:family="paragraph">
      <style:paragraph-properties fo:text-align="center" style:font-independent-line-spacing="true"/>
      <style:text-properties fo:font-family="'DejaVu Sans Light'" style:font-family-generic="swiss" style:font-pitch="variable" fo:font-size="26pt" style:font-size-asian="26pt" style:font-size-complex="26pt"/>
    </style:style>
    <style:style style:name="T1" style:family="text">
      <style:text-properties fo:font-family="'DejaVu Sans'" style:font-family-generic="swiss" style:font-pitch="variable" fo:font-size="40pt" style:font-size-asian="40pt" style:font-size-complex="40pt"/>
    </style:style>
    <style:style style:name="T2" style:family="text">
      <style:text-properties fo:color="#726658" fo:font-family="'DejaVu Sans Light'" style:font-family-generic="swiss" style:font-pitch="variable" fo:font-size="26pt" style:font-family-asian="'DejaVu Sans'" style:font-family-generic-asian="modern" style:font-pitch-asian="fixed" style:font-size-asian="26pt" style:language-asian="en" style:country-asian="US" style:font-family-complex="'DejaVu Sans'" style:font-family-generic-complex="swiss" style:font-pitch-complex="variable" style:font-size-complex="26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_2b__2b__25_20Technical_25_20Interview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Embedded Scripting in C++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Bison, Yacc, and C++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presentation:style-name="pr4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presentation:style-name="pr5" draw:layer="layout" svg:width="22.859cm" svg:height="12.571cm" svg:x="1.27cm" svg:y="4.445cm" presentation:class="outline">
          <draw:text-box>
            <text:list text:style-name="L2">
              <text:list-item>
                <text:p>asd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_2b__2b__25_20Technical_25_20Interview-background" style:display-name="C++%20Technical%20Interview-background" style:family="presentation">
      <style:graphic-properties draw:stroke="none" draw:fill="solid" draw:fill-color="#ffffff"/>
      <style:text-properties style:letter-kerning="true"/>
    </style:style>
    <style:style style:name="C_2b__2b__25_20Technical_25_20Interview-backgroundobjects" style:display-name="C++%20Technical%20Intervie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_2b__2b__25_20Technical_25_20Interview-notes" style:display-name="C++%20Technical%20Interview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_2b__2b__25_20Technical_25_20Interview-outline1" style:display-name="C++%20Technical%20Interview-outline1" style:family="presentation">
      <style:graphic-properties draw:stroke="none" draw:fill="none" draw:auto-grow-height="false" draw:fit-to-size="shrink-to-fit">
        <text:list-style style:name="C_2b__2b__25_20Technical_25_20Interview-outline1" style:display-name="C++%20Technical%20Intervie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9b8579" style:text-outline="false" style:text-line-through-style="none" fo:font-family="'DejaVu Sans Light'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family-asian="'DejaVu Sans Light'" style:font-family-generic-asian="modern" style:font-pitch-asian="fixed" style:font-size-asian="32pt" style:language-asian="en" style:country-asian="US" style:font-style-asian="normal" style:font-weight-asian="normal" style:font-family-complex="'DejaVu Sans Light'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_2b__2b__25_20Technical_25_20Interview-outline2" style:display-name="C++%20Technical%20Interview-outline2" style:family="presentation" style:parent-style-name="C_2b__2b__25_20Technical_25_20Interview-outline1">
      <style:paragraph-properties fo:margin-top="0cm" fo:margin-bottom="0.4cm" fo:text-align="start" style:punctuation-wrap="hanging"/>
      <style:text-properties fo:color="#9b8579" style:text-line-through-style="none" fo:font-family="'DejaVu Sans Light'" style:font-family-generic="swiss" style:font-pitch="variable" fo:font-size="24pt" fo:letter-spacing="normal" fo:font-style="normal" style:text-underline-style="none" fo:font-weight="normal" style:font-family-asian="'DejaVu Sans Light'" style:font-family-generic-asian="modern" style:font-pitch-asian="fixed" style:font-size-asian="24pt" style:font-style-asian="normal" style:font-weight-asian="normal" style:font-family-complex="'DejaVu Sans Light'" style:font-family-generic-complex="swiss" style:font-pitch-complex="variable" style:font-size-complex="24pt" style:font-style-complex="normal" style:font-weight-complex="normal" fo:hyphenate="false"/>
    </style:style>
    <style:style style:name="C_2b__2b__25_20Technical_25_20Interview-outline3" style:display-name="C++%20Technical%20Interview-outline3" style:family="presentation" style:parent-style-name="C_2b__2b__25_20Technical_25_20Interview-outline2">
      <style:paragraph-properties fo:margin-top="0cm" fo:margin-bottom="0.3cm" fo:text-align="start" style:punctuation-wrap="hanging"/>
      <style:text-properties fo:color="#9b8579" style:text-line-through-style="none" fo:font-family="'DejaVu Sans Light'" style:font-family-generic="swiss" style:font-pitch="variable" fo:font-size="20pt" fo:letter-spacing="normal" fo:font-style="normal" style:text-underline-style="none" fo:font-weight="normal" style:font-family-asian="'DejaVu Sans Light'" style:font-family-generic-asian="modern" style:font-pitch-asian="fixed" style:font-size-asian="20pt" style:font-style-asian="normal" style:font-weight-asian="normal" style:font-family-complex="'DejaVu Sans Light'" style:font-family-generic-complex="swiss" style:font-pitch-complex="variable" style:font-size-complex="20pt" style:font-style-complex="normal" style:font-weight-complex="normal" fo:hyphenate="false"/>
    </style:style>
    <style:style style:name="C_2b__2b__25_20Technical_25_20Interview-outline4" style:display-name="C++%20Technical%20Interview-outline4" style:family="presentation" style:parent-style-name="C_2b__2b__25_20Technical_25_20Interview-outline3">
      <style:paragraph-properties fo:margin-top="0cm" fo:margin-bottom="0.2cm" fo:text-align="start" style:punctuation-wrap="hanging"/>
      <style:text-properties fo:color="#9b8579" style:text-line-through-style="none" fo:font-family="'DejaVu Sans Light'" style:font-family-generic="swiss" style:font-pitch="variable" fo:font-size="20pt" fo:letter-spacing="normal" fo:font-style="normal" style:text-underline-style="none" fo:font-weight="normal" style:font-family-asian="'DejaVu Sans Light'" style:font-family-generic-asian="modern" style:font-pitch-asian="fixed" style:font-size-asian="20pt" style:font-style-asian="normal" style:font-weight-asian="normal" style:font-family-complex="'DejaVu Sans Light'" style:font-family-generic-complex="swiss" style:font-pitch-complex="variable" style:font-size-complex="20pt" style:font-style-complex="normal" style:font-weight-complex="normal" fo:hyphenate="false"/>
    </style:style>
    <style:style style:name="C_2b__2b__25_20Technical_25_20Interview-outline5" style:display-name="C++%20Technical%20Interview-outline5" style:family="presentation" style:parent-style-name="C_2b__2b__25_20Technical_25_20Interview-outline4">
      <style:paragraph-properties fo:margin-top="0cm" fo:margin-bottom="0.1cm"/>
      <style:text-properties fo:font-size="20pt" style:font-size-asian="20pt" style:font-size-complex="20pt"/>
    </style:style>
    <style:style style:name="C_2b__2b__25_20Technical_25_20Interview-outline6" style:display-name="C++%20Technical%20Interview-outline6" style:family="presentation" style:parent-style-name="C_2b__2b__25_20Technical_25_20Interview-outline5">
      <style:paragraph-properties fo:margin-top="0cm" fo:margin-bottom="0.1cm"/>
      <style:text-properties fo:font-size="20pt" style:font-size-asian="20pt" style:font-size-complex="20pt"/>
    </style:style>
    <style:style style:name="C_2b__2b__25_20Technical_25_20Interview-outline7" style:display-name="C++%20Technical%20Interview-outline7" style:family="presentation" style:parent-style-name="C_2b__2b__25_20Technical_25_20Interview-outline6">
      <style:paragraph-properties fo:margin-top="0cm" fo:margin-bottom="0.1cm"/>
      <style:text-properties fo:font-size="20pt" style:font-size-asian="20pt" style:font-size-complex="20pt"/>
    </style:style>
    <style:style style:name="C_2b__2b__25_20Technical_25_20Interview-outline8" style:display-name="C++%20Technical%20Interview-outline8" style:family="presentation" style:parent-style-name="C_2b__2b__25_20Technical_25_20Interview-outline7">
      <style:paragraph-properties fo:margin-top="0cm" fo:margin-bottom="0.1cm"/>
      <style:text-properties fo:font-size="20pt" style:font-size-asian="20pt" style:font-size-complex="20pt"/>
    </style:style>
    <style:style style:name="C_2b__2b__25_20Technical_25_20Interview-outline9" style:display-name="C++%20Technical%20Interview-outline9" style:family="presentation" style:parent-style-name="C_2b__2b__25_20Technical_25_20Interview-outline8">
      <style:paragraph-properties fo:margin-top="0cm" fo:margin-bottom="0.1cm"/>
      <style:text-properties fo:font-size="20pt" style:font-size-asian="20pt" style:font-size-complex="20pt"/>
    </style:style>
    <style:style style:name="C_2b__2b__25_20Technical_25_20Interview-subtitle" style:display-name="C++%20Technical%20Interview-subtitle" style:family="presentation">
      <style:graphic-properties draw:stroke="none" draw:fill="none" draw:textarea-vertical-align="middle">
        <text:list-style style:name="C_2b__2b__25_20Technical_25_20Interview-subtitle" style:display-name="C++%20Technical%20Intervie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_2b__2b__25_20Technical_25_20Interview-title" style:display-name="C++%20Technical%20Interview-title" style:family="presentation">
      <style:graphic-properties draw:stroke="none" draw:fill="none" draw:textarea-vertical-align="middle">
        <text:list-style style:name="C_2b__2b__25_20Technical_25_20Interview-title" style:display-name="C++%20Technical%20Intervie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726658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modern" style:font-pitch-asian="fixed" style:font-size-asian="18pt" style:language-asian="en" style:country-asian="US" style:font-style-asian="normal" style:font-weight-asian="normal" style:font-family-complex="'DejaVu Sans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9b8579" style:text-outline="false" style:text-line-through-style="none" fo:font-family="'DejaVu Sans Light'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family-asian="'DejaVu Sans Light'" style:font-family-generic-asian="modern" style:font-pitch-asian="fixed" style:font-size-asian="32pt" style:language-asian="en" style:country-asian="US" style:font-style-asian="normal" style:font-weight-asian="normal" style:font-family-complex="'DejaVu Sans Light'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9b8579" style:text-line-through-style="none" fo:font-family="'DejaVu Sans Light'" style:font-family-generic="swiss" style:font-pitch="variable" fo:font-size="24pt" fo:letter-spacing="normal" fo:font-style="normal" style:text-underline-style="none" fo:font-weight="normal" style:font-family-asian="'DejaVu Sans Light'" style:font-family-generic-asian="modern" style:font-pitch-asian="fixed" style:font-size-asian="24pt" style:font-style-asian="normal" style:font-weight-asian="normal" style:font-family-complex="'DejaVu Sans Light'" style:font-family-generic-complex="swiss" style:font-pitch-complex="variable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9b8579" style:text-line-through-style="none" fo:font-family="'DejaVu Sans Light'" style:font-family-generic="swiss" style:font-pitch="variable" fo:font-size="20pt" fo:letter-spacing="normal" fo:font-style="normal" style:text-underline-style="none" fo:font-weight="normal" style:font-family-asian="'DejaVu Sans Light'" style:font-family-generic-asian="modern" style:font-pitch-asian="fixed" style:font-size-asian="20pt" style:font-style-asian="normal" style:font-weight-asian="normal" style:font-family-complex="'DejaVu Sans Light'" style:font-family-generic-complex="swiss" style:font-pitch-complex="variable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9b8579" style:text-line-through-style="none" fo:font-family="'DejaVu Sans Light'" style:font-family-generic="swiss" style:font-pitch="variable" fo:font-size="20pt" fo:letter-spacing="normal" fo:font-style="normal" style:text-underline-style="none" fo:font-weight="normal" style:font-family-asian="'DejaVu Sans Light'" style:font-family-generic-asian="modern" style:font-pitch-asian="fixed" style:font-size-asian="20pt" style:font-style-asian="normal" style:font-weight-asian="normal" style:font-family-complex="'DejaVu Sans Light'" style:font-family-generic-complex="swiss" style:font-pitch-complex="variable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726658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modern" style:font-pitch-asian="fixed" style:font-size-asian="18pt" style:language-asian="en" style:country-asian="US" style:font-style-asian="normal" style:font-weight-asian="normal" style:font-family-complex="'DejaVu Sans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9b8579" style:text-outline="false" style:text-line-through-style="none" fo:font-family="'DejaVu Sans Light'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family-asian="'DejaVu Sans Light'" style:font-family-generic-asian="modern" style:font-pitch-asian="fixed" style:font-size-asian="32pt" style:language-asian="en" style:country-asian="US" style:font-style-asian="normal" style:font-weight-asian="normal" style:font-family-complex="'DejaVu Sans Light'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9b8579" style:text-line-through-style="none" fo:font-family="'DejaVu Sans Light'" style:font-family-generic="swiss" style:font-pitch="variable" fo:font-size="24pt" fo:letter-spacing="normal" fo:font-style="normal" style:text-underline-style="none" fo:font-weight="normal" style:font-family-asian="'DejaVu Sans Light'" style:font-family-generic-asian="modern" style:font-pitch-asian="fixed" style:font-size-asian="24pt" style:font-style-asian="normal" style:font-weight-asian="normal" style:font-family-complex="'DejaVu Sans Light'" style:font-family-generic-complex="swiss" style:font-pitch-complex="variable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9b8579" style:text-line-through-style="none" fo:font-family="'DejaVu Sans Light'" style:font-family-generic="swiss" style:font-pitch="variable" fo:font-size="20pt" fo:letter-spacing="normal" fo:font-style="normal" style:text-underline-style="none" fo:font-weight="normal" style:font-family-asian="'DejaVu Sans Light'" style:font-family-generic-asian="modern" style:font-pitch-asian="fixed" style:font-size-asian="20pt" style:font-style-asian="normal" style:font-weight-asian="normal" style:font-family-complex="'DejaVu Sans Light'" style:font-family-generic-complex="swiss" style:font-pitch-complex="variable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9b8579" style:text-line-through-style="none" fo:font-family="'DejaVu Sans Light'" style:font-family-generic="swiss" style:font-pitch="variable" fo:font-size="20pt" fo:letter-spacing="normal" fo:font-style="normal" style:text-underline-style="none" fo:font-weight="normal" style:font-family-asian="'DejaVu Sans Light'" style:font-family-generic-asian="modern" style:font-pitch-asian="fixed" style:font-size-asian="20pt" style:font-style-asian="normal" style:font-weight-asian="normal" style:font-family-complex="'DejaVu Sans Light'" style:font-family-generic-complex="swiss" style:font-pitch-complex="variable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726658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modern" style:font-pitch-asian="fixed" style:font-size-asian="18pt" style:language-asian="en" style:country-asian="US" style:font-style-asian="normal" style:font-weight-asian="normal" style:font-family-complex="'DejaVu Sans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9b8579" style:text-outline="false" style:text-line-through-style="none" fo:font-family="'DejaVu Sans Light'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family-asian="'DejaVu Sans Light'" style:font-family-generic-asian="modern" style:font-pitch-asian="fixed" style:font-size-asian="32pt" style:language-asian="en" style:country-asian="US" style:font-style-asian="normal" style:font-weight-asian="normal" style:font-family-complex="'DejaVu Sans Light'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9b8579" style:text-line-through-style="none" fo:font-family="'DejaVu Sans Light'" style:font-family-generic="swiss" style:font-pitch="variable" fo:font-size="24pt" fo:letter-spacing="normal" fo:font-style="normal" style:text-underline-style="none" fo:font-weight="normal" style:font-family-asian="'DejaVu Sans Light'" style:font-family-generic-asian="modern" style:font-pitch-asian="fixed" style:font-size-asian="24pt" style:font-style-asian="normal" style:font-weight-asian="normal" style:font-family-complex="'DejaVu Sans Light'" style:font-family-generic-complex="swiss" style:font-pitch-complex="variable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9b8579" style:text-line-through-style="none" fo:font-family="'DejaVu Sans Light'" style:font-family-generic="swiss" style:font-pitch="variable" fo:font-size="20pt" fo:letter-spacing="normal" fo:font-style="normal" style:text-underline-style="none" fo:font-weight="normal" style:font-family-asian="'DejaVu Sans Light'" style:font-family-generic-asian="modern" style:font-pitch-asian="fixed" style:font-size-asian="20pt" style:font-style-asian="normal" style:font-weight-asian="normal" style:font-family-complex="'DejaVu Sans Light'" style:font-family-generic-complex="swiss" style:font-pitch-complex="variable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9b8579" style:text-line-through-style="none" fo:font-family="'DejaVu Sans Light'" style:font-family-generic="swiss" style:font-pitch="variable" fo:font-size="20pt" fo:letter-spacing="normal" fo:font-style="normal" style:text-underline-style="none" fo:font-weight="normal" style:font-family-asian="'DejaVu Sans Light'" style:font-family-generic-asian="modern" style:font-pitch-asian="fixed" style:font-size-asian="20pt" style:font-style-asian="normal" style:font-weight-asian="normal" style:font-family-complex="'DejaVu Sans Light'" style:font-family-generic-complex="swiss" style:font-pitch-complex="variable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726658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modern" style:font-pitch-asian="fixed" style:font-size-asian="18pt" style:language-asian="en" style:country-asian="US" style:font-style-asian="normal" style:font-weight-asian="normal" style:font-family-complex="'DejaVu Sans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C_2b__2b__25_20Technical_25_20Interview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C_2b__2b__25_20Technical_25_20Interview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C_2b__2b__25_20Technical_25_20Interview-backgroundobjects">
      <style:graphic-properties draw:stroke="none" draw:fill="none" draw:fill-color="#ffffff" draw:auto-grow-height="false" fo:min-height="1.397cm"/>
    </style:style>
    <style:style style:name="Mpr4" style:family="presentation" style:parent-style-name="C_2b__2b__25_20Technical_25_20Interview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4" style:family="presentation" style:parent-style-name="Default_20_3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15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text-align="center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59f9a" style:text-line-through-style="none" fo:font-family="'DejaVu Sans Condensed'" style:font-family-generic="swiss" style:font-pitch="variable" fo:font-size="11pt" fo:letter-spacing="normal" fo:font-style="normal" style:text-underline-style="none" fo:font-weight="normal" style:font-family-asian="'DejaVu Sans Condensed'" style:font-family-generic-asian="modern" style:font-pitch-asian="fixed" style:font-size-asian="11pt" style:font-style-asian="normal" style:font-weight-asian="normal" style:font-family-complex="'DejaVu Sans Condensed'" style:font-family-generic-complex="swiss" style:font-pitch-complex="variable" style:font-size-complex="11pt" style:font-style-complex="normal" style:font-weight-complex="normal"/>
    </style:style>
    <style:style style:name="MT3" style:family="text">
      <style:text-properties fo:color="#726658" style:text-line-through-style="none" fo:font-family="'DejaVu Sans'" style:font-family-generic="swiss" style:font-pitch="variable" fo:font-size="40pt" fo:letter-spacing="normal" fo:font-style="normal" style:text-underline-style="none" fo:font-weight="normal" style:font-family-asian="'DejaVu Sans'" style:font-family-generic-asian="modern" style:font-pitch-asian="fixed" style:font-size-asian="40pt" style:font-style-asian="normal" style:font-weight-asian="normal" style:font-family-complex="'DejaVu Sans'" style:font-family-generic-complex="swiss" style:font-pitch-complex="variable" style:font-size-complex="40pt" style:font-style-complex="normal" style:font-weight-complex="normal"/>
    </style:style>
    <style:style style:name="MT4" style:family="text">
      <style:text-properties fo:color="#726658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ffffff" style:text-line-through-style="none" fo:font-family="'Segoe UI Symbol'" style:font-family-generic="swiss" style:font-pitch="variable" fo:font-size="18pt" fo:letter-spacing="normal" fo:font-style="normal" style:text-underline-style="none" fo:font-weight="normal" style:font-family-asian="'Segoe UI Symbol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_2b__2b__25_20Technical_25_20Interview" style:display-name="C++%20Technical%20Interview" style:page-layout-name="PM1" draw:style-name="Mdp1">
      <draw:frame draw:name="Picture 6" draw:style-name="Mgr3" draw:text-style-name="MP3" draw:layer="backgroundobjects" svg:width="33.012cm" svg:height="8.26cm" svg:x="1.482cm" svg:y="12.277cm">
        <draw:image xlink:href="Pictures/100002010000043F0000011099B5FBB1.png" xlink:type="simple" xlink:show="embed" xlink:actuate="onLoad">
          <text:p/>
        </draw:image>
      </draw:frame>
      <draw:custom-shape draw:name="Footer Placeholder 4" draw:style-name="Mgr4" draw:text-style-name="MP5" draw:layer="backgroundobjects" svg:width="17.567cm" svg:height="1.013cm" svg:x="0.635cm" svg:y="17.608cm">
        <text:p text:style-name="MP4"><text:span text:style-name="MT2">Copyright Jeremy Wright © 2011 Creative Commons Attribution-ShareAlike 3.0 Unported License</text:span></text:p>
        <text:p text:style-name="MP4"><text:span text:style-name="MT2">Design Copyright Chrissy Kaiserman © All Rights Reserved.</text:span></text:p>
        <draw:enhanced-geometry svg:viewBox="0 0 21600 21600" draw:type="rectangle" draw:enhanced-path="M 0 0 L 21600 0 21600 21600 0 21600 0 0 Z N"/>
      </draw:custom-shape>
      <draw:frame draw:name="Picture 6" draw:style-name="Mgr3" draw:text-style-name="MP3" draw:layer="backgroundobjects" svg:width="8.867cm" svg:height="3.089cm" svg:x="15.452cm" svg:y="1.905cm">
        <draw:image xlink:href="Pictures/10000201000000C600000045DD434F50.png" xlink:type="simple" xlink:show="embed" xlink:actuate="onLoad">
          <text:p/>
        </draw:image>
      </draw:frame>
      <draw:frame draw:name="Picture 7" draw:style-name="Mgr3" draw:text-style-name="MP3" draw:layer="backgroundobjects" svg:width="8.867cm" svg:height="3.089cm" svg:x="0.635cm" svg:y="12.912cm">
        <draw:image xlink:href="Pictures/10000201000000C600000045DD434F50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Slide Number Placeholder 5" presentation:style-name="Mpr2" draw:text-style-name="MP8" draw:layer="backgroundobjects" svg:width="0.001cm" svg:height="0.001cm" svg:x="0cm" svg:y="0cm" presentation:class="page-number">
        <draw:text-box>
          <text:p text:style-name="MP7"><text:span text:style-name="MT4"><text:page-number>&lt;number&gt;</text:page-number></text:span></text:p>
        </draw:text-box>
      </draw:frame>
      <draw:custom-shape draw:name="TextBox 8" draw:style-name="Mgr5" draw:text-style-name="MP5" draw:layer="backgroundobjects" svg:width="8.867cm" svg:height="1.775cm" svg:x="1.482cm" svg:y="13.559cm">
        <text:p text:style-name="MP4"><text:span text:style-name="MT5">This is a Discussion…</text:span></text:p>
        <text:p text:style-name="MP4"><text:span text:style-name="MT5">Not a Lecture…</text:span></text:p>
        <draw:enhanced-geometry svg:viewBox="0 0 21600 21600" draw:type="rectangle" draw:enhanced-path="M 0 0 L 21600 0 21600 21600 0 21600 0 0 Z N"/>
      </draw:custom-shape>
      <draw:frame presentation:style-name="C_2b__2b__25_20Technical_25_20Interview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C_2b__2b__25_20Technical_25_20Interview-title" draw:layer="backgroundobjects" svg:width="13.968cm" svg:height="10.476cm" svg:x="3.81cm" svg:y="2.123cm" presentation:class="page"/>
        <draw:frame presentation:style-name="C_2b__2b__25_20Technical_25_20Interview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33.012cm" svg:height="8.26cm" svg:x="1.482cm" svg:y="12.277cm">
        <draw:image xlink:href="Pictures/100002010000043F0000011099B5FBB1.png" xlink:type="simple" xlink:show="embed" xlink:actuate="onLoad">
          <text:p/>
        </draw:image>
      </draw:frame>
      <draw:custom-shape draw:name="Footer Placeholder 4" draw:style-name="Mgr4" draw:text-style-name="MP5" draw:layer="backgroundobjects" svg:width="17.567cm" svg:height="1.013cm" svg:x="0.635cm" svg:y="17.608cm">
        <text:p text:style-name="MP4"><text:span text:style-name="MT2">Copyright Jeremy Wright © 2011 Creative Commons Attribution-ShareAlike 3.0 Unported License</text:span></text:p>
        <text:p text:style-name="MP4"><text:span text:style-name="MT2">Design Copyright Chrissy Kaiserman © All Rights Reserved.</text:span></text:p>
        <draw:enhanced-geometry svg:viewBox="0 0 21600 21600" draw:type="rectangle" draw:enhanced-path="M 0 0 L 21600 0 21600 21600 0 21600 0 0 Z N"/>
      </draw:custom-shape>
      <draw:frame draw:name="Picture 7" draw:style-name="Mgr3" draw:text-style-name="MP3" draw:layer="backgroundobjects" svg:width="8.867cm" svg:height="3.089cm" svg:x="0.635cm" svg:y="12.912cm">
        <draw:image xlink:href="Pictures/10000201000000C600000045DD434F50.pn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4">Ninth Outline LevelClick to edit Master text styles</text:span></text:p>
          <text:p text:style-name="MP10"><text:span text:style-name="MT4">Second level</text:span></text:p>
          <text:p text:style-name="MP10"><text:span text:style-name="MT4">Third level</text:span></text:p>
          <text:p text:style-name="MP10"><text:span text:style-name="MT4">Fourth level</text:span></text:p>
          <text:p text:style-name="MP10"><text:span text:style-name="MT4">Fifth level</text:span></text:p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2-03-26">3/26/12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0.001cm" svg:height="0.001cm" svg:x="0cm" svg:y="0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6" draw:style-name="Mgr3" draw:text-style-name="MP3" draw:layer="backgroundobjects" svg:width="33.012cm" svg:height="8.26cm" svg:x="1.482cm" svg:y="12.277cm">
        <draw:image xlink:href="Pictures/100002010000043F0000011099B5FBB1.png" xlink:type="simple" xlink:show="embed" xlink:actuate="onLoad">
          <text:p/>
        </draw:image>
      </draw:frame>
      <draw:custom-shape draw:name="Footer Placeholder 4" draw:style-name="Mgr4" draw:text-style-name="MP5" draw:layer="backgroundobjects" svg:width="17.567cm" svg:height="1.013cm" svg:x="0.635cm" svg:y="17.608cm">
        <text:p text:style-name="MP4"><text:span text:style-name="MT2">Copyright Jeremy Wright © 2011 Creative Commons Attribution-ShareAlike 3.0 Unported License</text:span></text:p>
        <text:p text:style-name="MP4"><text:span text:style-name="MT2">Design Copyright Chrissy Kaiserman © All Rights Reserved.</text:span></text:p>
        <draw:enhanced-geometry svg:viewBox="0 0 21600 21600" draw:type="rectangle" draw:enhanced-path="M 0 0 L 21600 0 21600 21600 0 21600 0 0 Z N"/>
      </draw:custom-shape>
      <draw:frame draw:name="Date Placeholder 1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2-03-26">3/26/12</text:date></text:span></text:p>
        </draw:text-box>
      </draw:frame>
      <draw:frame draw:name="Footer Placeholder 2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0.001cm" svg:height="0.001cm" svg:x="0cm" svg:y="0cm" presentation:class="page-number">
        <draw:text-box>
          <text:p text:style-name="MP7"><text:span text:style-name="MT4"><text:page-number>&lt;number&gt;</text:page-number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6" draw:style-name="Mgr3" draw:text-style-name="MP3" draw:layer="backgroundobjects" svg:width="33.012cm" svg:height="8.26cm" svg:x="1.482cm" svg:y="12.277cm">
        <draw:image xlink:href="Pictures/100002010000043F0000011099B5FBB1.png" xlink:type="simple" xlink:show="embed" xlink:actuate="onLoad">
          <text:p/>
        </draw:image>
      </draw:frame>
      <draw:custom-shape draw:name="Footer Placeholder 4" draw:style-name="Mgr4" draw:text-style-name="MP5" draw:layer="backgroundobjects" svg:width="17.567cm" svg:height="1.013cm" svg:x="0.635cm" svg:y="17.608cm">
        <text:p text:style-name="MP4"><text:span text:style-name="MT2">Copyright Jeremy Wright © 2011 Creative Commons Attribution-ShareAlike 3.0 Unported License</text:span></text:p>
        <text:p text:style-name="MP4"><text:span text:style-name="MT2">Design Copyright Chrissy Kaiserman © All Rights Reserved.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8.867cm" svg:height="3.089cm" svg:x="16.298cm" svg:y="5.292cm">
        <draw:image xlink:href="Pictures/10000201000000C600000045DD434F50.png" xlink:type="simple" xlink:show="embed" xlink:actuate="onLoad">
          <text:p/>
        </draw:image>
      </draw:frame>
      <draw:frame draw:name="Picture 7" draw:style-name="Mgr3" draw:text-style-name="MP3" draw:layer="backgroundobjects" svg:width="8.867cm" svg:height="3.089cm" svg:x="0.635cm" svg:y="12.912cm">
        <draw:image xlink:href="Pictures/10000201000000C600000045DD434F50.png" xlink:type="simple" xlink:show="embed" xlink:actuate="onLoad">
          <text:p/>
        </draw:image>
      </draw:frame>
      <draw:frame draw:name="Title 1" presentation:style-name="Mpr13" draw:text-style-name="MP5" draw:layer="backgroundobjects" svg:width="22.859cm" svg:height="3.174cm" svg:x="1.27cm" svg:y="0.763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14" draw:text-style-name="MP5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4">Ninth Outline LevelClick to edit Master text styles</text:span></text:p>
          <text:p text:style-name="MP10"><text:span text:style-name="MT4">Second level</text:span></text:p>
          <text:p text:style-name="MP10"><text:span text:style-name="MT4">Third level</text:span></text:p>
          <text:p text:style-name="MP10"><text:span text:style-name="MT4">Fourth level</text:span></text:p>
          <text:p text:style-name="MP10"><text:span text:style-name="MT4">Fifth level</text:span></text:p>
        </draw:text-box>
      </draw:frame>
      <draw:frame draw:name="Date Placeholder 3" presentation:style-name="Mpr1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2-03-26">3/26/12</text:date></text:span></text:p>
        </draw:text-box>
      </draw:frame>
      <draw:frame draw:name="Footer Placeholder 4" presentation:style-name="Mpr1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5" draw:text-style-name="MP8" draw:layer="backgroundobjects" svg:width="0.001cm" svg:height="0.001cm" svg:x="0cm" svg:y="0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3-26T15:05:29</meta:creation-date>
    <meta:editing-duration>PT7M38S</meta:editing-duration>
    <meta:editing-cycles>2</meta:editing-cycles>
    <meta:initial-creator>Jeremy Wright</meta:initial-creator>
    <dc:date>2012-03-26T15:13:06</dc:date>
    <dc:creator>Jeremy Wright</dc:creator>
    <meta:document-statistic meta:object-count="74"/>
  </office:meta>
</office:document-meta>
</file>